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7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28471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224b12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equences" table:style-name="ta1">
        <table:table-column table:style-name="co1" table:number-columns-repeated="1024" table:default-cell-style-name="ce13"/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0" calcext:value-type="float">
            <text:p>80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2" office:value-type="float" office:value="72" calcext:value-type="float">
            <text:p>7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42" calcext:value-type="float">
            <text:p>4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20" calcext:value-type="float">
            <text:p>2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65" calcext:value-type="float">
            <text:p>65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58" calcext:value-type="float">
            <text:p>58</text:p>
          </table:table-cell>
          <table:table-cell table:style-name="ce17" office:value-type="float" office:value="57" calcext:value-type="float">
            <text:p>57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ners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2*[.A2]-1)^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2*[.A3]-1)^2" office:value-type="float" office:value="9" calcext:value-type="float">
            <text:p>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2*[.A4]-1)^2" office:value-type="float" office:value="25" calcext:value-type="float">
            <text:p>2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2*[.A5]-1)^2" office:value-type="float" office:value="49" calcext:value-type="float">
            <text:p>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2*[.A6]-1)^2" office:value-type="float" office:value="81" calcext:value-type="float">
            <text:p>8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2*[.A7]-1)^2"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2*[.A8]-1)^2"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2*[.A9]-1)^2"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2*[.A10]-1)^2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2*[.A11]-1)^2" office:value-type="float" office:value="361" calcext:value-type="float">
            <text:p>36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2*[.A12]-1)^2" office:value-type="float" office:value="441" calcext:value-type="float">
            <text:p>44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2*[.A13]-1)^2" office:value-type="float" office:value="529" calcext:value-type="float">
            <text:p>5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(2*[.A14]-1)^2" office:value-type="float" office:value="625" calcext:value-type="float">
            <text:p>62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(2*[.A15]-1)^2" office:value-type="float" office:value="729" calcext:value-type="float">
            <text:p>72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2*[.A16]-1)^2" office:value-type="float" office:value="841" calcext:value-type="float">
            <text:p>84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(2*[.A17]-1)^2" office:value-type="float" office:value="961" calcext:value-type="float">
            <text:p>96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(2*[.A18]-1)^2" office:value-type="float" office:value="1089" calcext:value-type="float">
            <text:p>108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(2*[.A19]-1)^2" office:value-type="float" office:value="1225" calcext:value-type="float">
            <text:p>122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(2*[.A20]-1)^2" office:value-type="float" office:value="1369" calcext:value-type="float">
            <text:p>136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2*[.A21]-1)^2" office:value-type="float" office:value="1521" calcext:value-type="float">
            <text:p>152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2*[.A22]-1)^2" office:value-type="float" office:value="1681" calcext:value-type="float">
            <text:p>168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2*[.A23]-1)^2" office:value-type="float" office:value="1849" calcext:value-type="float">
            <text:p>184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(2*[.A24]-1)^2" office:value-type="float" office:value="2025" calcext:value-type="float">
            <text:p>202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(2*[.A25]-1)^2" office:value-type="float" office:value="2209" calcext:value-type="float">
            <text:p>220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2*[.A26]-1)^2" office:value-type="float" office:value="2401" calcext:value-type="float">
            <text:p>240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(2*[.A27]-1)^2" office:value-type="float" office:value="2601" calcext:value-type="float">
            <text:p>260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(2*[.A28]-1)^2" office:value-type="float" office:value="2809" calcext:value-type="float">
            <text:p>280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(2*[.A29]-1)^2" office:value-type="float" office:value="3025" calcext:value-type="float">
            <text:p>302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(2*[.A30]-1)^2" office:value-type="float" office:value="3249" calcext:value-type="float">
            <text:p>324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2*[.A31]-1)^2" office:value-type="float" office:value="3481" calcext:value-type="float">
            <text:p>348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(2*[.A32]-1)^2" office:value-type="float" office:value="3721" calcext:value-type="float">
            <text:p>372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(2*[.A33]-1)^2" office:value-type="float" office:value="3969" calcext:value-type="float">
            <text:p>396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(2*[.A34]-1)^2" office:value-type="float" office:value="4225" calcext:value-type="float">
            <text:p>422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(2*[.A35]-1)^2" office:value-type="float" office:value="4489" calcext:value-type="float">
            <text:p>448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(2*[.A36]-1)^2" office:value-type="float" office:value="4761" calcext:value-type="float">
            <text:p>476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(2*[.A37]-1)^2" office:value-type="float" office:value="5041" calcext:value-type="float">
            <text:p>504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(2*[.A38]-1)^2" office:value-type="float" office:value="5329" calcext:value-type="float">
            <text:p>532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(2*[.A39]-1)^2" office:value-type="float" office:value="5625" calcext:value-type="float">
            <text:p>562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(2*[.A40]-1)^2" office:value-type="float" office:value="5929" calcext:value-type="float">
            <text:p>592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2*[.A41]-1)^2" office:value-type="float" office:value="6241" calcext:value-type="float">
            <text:p>624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(2*[.A42]-1)^2" office:value-type="float" office:value="6561" calcext:value-type="float">
            <text:p>656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(2*[.A43]-1)^2" office:value-type="float" office:value="6889" calcext:value-type="float">
            <text:p>688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(2*[.A44]-1)^2" office:value-type="float" office:value="7225" calcext:value-type="float">
            <text:p>722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(2*[.A45]-1)^2" office:value-type="float" office:value="7569" calcext:value-type="float">
            <text:p>756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(2*[.A46]-1)^2" office:value-type="float" office:value="7921" calcext:value-type="float">
            <text:p>79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4:41:47.099960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21:38:49.110406292</meta:creation-date>
    <dc:date>2020-07-02T14:52:14.128451080</dc:date>
    <meta:editing-duration>PT33M5S</meta:editing-duration>
    <meta:editing-cycles>4</meta:editing-cycles>
    <meta:generator>LibreOffice/6.4.4.2$Linux_X86_64 LibreOffice_project/40$Build-2</meta:generator>
    <meta:document-statistic meta:table-count="2" meta:cell-count="173" meta:object-count="0"/>
  </office:meta>
</office:document-meta>
</file>